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d243" officeooo:paragraph-rsid="0005d243"/>
    </style:style>
    <style:style style:name="P2" style:family="paragraph" style:parent-style-name="Standard">
      <style:paragraph-properties fo:text-align="start" style:justify-single-word="false"/>
      <style:text-properties officeooo:rsid="00068105" officeooo:paragraph-rsid="00068105"/>
    </style:style>
    <style:style style:name="P3" style:family="paragraph" style:parent-style-name="Standard">
      <style:paragraph-properties fo:text-align="start" style:justify-single-word="false"/>
      <style:text-properties officeooo:rsid="000821b1" officeooo:paragraph-rsid="000821b1"/>
    </style:style>
    <style:style style:name="P4" style:family="paragraph" style:parent-style-name="Standard">
      <style:paragraph-properties fo:text-align="start" style:justify-single-word="false"/>
      <style:text-properties officeooo:rsid="0009aef3" officeooo:paragraph-rsid="0009aef3"/>
    </style:style>
    <style:style style:name="P5" style:family="paragraph" style:parent-style-name="Standard">
      <style:paragraph-properties fo:text-align="start" style:justify-single-word="false"/>
      <style:text-properties officeooo:rsid="000a49f4" officeooo:paragraph-rsid="000b078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beb7" officeooo:paragraph-rsid="000cbeb7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f0dd4" officeooo:paragraph-rsid="000f0dd4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2e61e" officeooo:paragraph-rsid="0012e61e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4pt" style:text-underline-style="solid" style:text-underline-width="auto" style:text-underline-color="font-color" fo:font-weight="bold" officeooo:rsid="0005d243" officeooo:paragraph-rsid="0005d24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0f277b" officeooo:paragraph-rsid="000f277b"/>
    </style:style>
    <style:style style:name="P11" style:family="paragraph" style:parent-style-name="Standard">
      <style:paragraph-properties fo:text-align="start" style:justify-single-word="false"/>
      <style:text-properties officeooo:rsid="000f277b" officeooo:paragraph-rsid="00102201"/>
    </style:style>
    <style:style style:name="P12" style:family="paragraph" style:parent-style-name="Standard">
      <style:paragraph-properties fo:text-align="start" style:justify-single-word="false"/>
      <style:text-properties officeooo:rsid="000f277b" officeooo:paragraph-rsid="00121ce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2e61e" officeooo:paragraph-rsid="0012e61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f277b" officeooo:paragraph-rsid="0010220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3ab6a" officeooo:paragraph-rsid="0013ab6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3ab6a" officeooo:paragraph-rsid="0013ab6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2e61e" officeooo:paragraph-rsid="0012e61e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1b8ef6" officeooo:paragraph-rsid="001b8ef6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1c8449" officeooo:paragraph-rsid="001c8449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rsid="0014c85f" officeooo:paragraph-rsid="0014c85f"/>
    </style:style>
    <style:style style:name="P21" style:family="paragraph" style:parent-style-name="Standard">
      <style:paragraph-properties fo:text-align="start" style:justify-single-word="false"/>
      <style:text-properties officeooo:rsid="0014c85f" officeooo:paragraph-rsid="00163471"/>
    </style:style>
    <style:style style:name="P22" style:family="paragraph" style:parent-style-name="Standard">
      <style:paragraph-properties fo:text-align="start" style:justify-single-word="false"/>
      <style:text-properties officeooo:rsid="0014c85f" officeooo:paragraph-rsid="0017e3bc"/>
    </style:style>
    <style:style style:name="P23" style:family="paragraph" style:parent-style-name="Standard">
      <style:paragraph-properties fo:text-align="start" style:justify-single-word="false"/>
      <style:text-properties officeooo:rsid="0015fcb1" officeooo:paragraph-rsid="0015fcb1"/>
    </style:style>
    <style:style style:name="T1" style:family="text">
      <style:text-properties style:font-name="Calibri"/>
    </style:style>
    <style:style style:name="T2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Calibri" fo:font-size="14pt" fo:font-weight="bold" officeooo:rsid="000b078d" style:font-size-asian="14pt" style:font-weight-asian="bold" style:font-size-complex="14pt" style:font-weight-complex="bold"/>
    </style:style>
    <style:style style:name="T4" style:family="text">
      <style:text-properties style:font-name="Calibri" fo:font-size="14pt" fo:font-weight="bold" officeooo:rsid="00102201" style:font-size-asian="14pt" style:font-weight-asian="bold" style:font-size-complex="14pt" style:font-weight-complex="bold"/>
    </style:style>
    <style:style style:name="T5" style:family="text">
      <style:text-properties style:font-name="Calibri" fo:font-size="14pt" fo:font-weight="bold" officeooo:rsid="00121ced" style:font-size-asian="14pt" style:font-weight-asian="bold" style:font-size-complex="14pt" style:font-weight-complex="bold"/>
    </style:style>
    <style:style style:name="T6" style:family="text">
      <style:text-properties style:font-name="Calibri" fo:font-size="14pt" fo:font-weight="bold" officeooo:rsid="00163471" style:font-size-asian="14pt" style:font-weight-asian="bold" style:font-size-complex="14pt" style:font-weight-complex="bold"/>
    </style:style>
    <style:style style:name="T7" style:family="text">
      <style:text-properties style:font-name="Calibri" fo:font-size="14pt" fo:font-weight="bold" officeooo:rsid="0017e3bc" style:font-size-asian="14pt" style:font-weight-asian="bold" style:font-size-complex="14pt" style:font-weight-complex="bold"/>
    </style:style>
    <style:style style:name="T8" style:family="text">
      <style:text-properties style:font-name="Calibri" fo:font-size="14pt" fo:font-weight="bold" officeooo:rsid="0019760a" style:font-size-asian="14pt" style:font-weight-asian="bold" style:font-size-complex="14pt" style:font-weight-complex="bold"/>
    </style:style>
    <style:style style:name="T9" style:family="text">
      <style:text-properties style:font-name="Calibri" fo:font-size="14pt" style:font-size-asian="14pt" style:font-size-complex="14pt"/>
    </style:style>
    <style:style style:name="T10" style:family="text">
      <style:text-properties style:font-name="Calibri"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ufgabe1</text:p>
      <text:p text:style-name="P1"><text:tab/><text:tab/><text:span text:style-name="T1">Formulieren Sie für die Java-Operationen &amp; (Logisches Und) und | (Logisches Oder) das Kommutativgesetz, das Assoziativgesetz und das Distributivgesetz. Wie lauten die de Morganschen Regeln?</text:span></text:p>
      <text:p text:style-name="P2"><text:s text:c="27"/><text:span text:style-name="T2">Kommutativgesetz: <text:s/>x|y = y|x, x&amp;y = y&amp;x</text:span></text:p>
      <text:p text:style-name="P3"><text:span text:style-name="T2"><text:s text:c="25"/>Assoziativgesetz: <text:s/>(x&amp;y)&amp;z = x&amp;(y&amp;z), (x|y)|z = x|(y|z)</text:span></text:p>
      <text:p text:style-name="P4"><text:span text:style-name="T2"><text:s text:c="25"/>Distributivgesetz: (x&amp;y)|z = (x|z)&amp;(y|z), (x|y)&amp;z = (x&amp;z)|(y&amp;z)</text:span></text:p>
      <text:p text:style-name="P5"><text:span text:style-name="T2"><text:s text:c="25"/>de Morgansche Gesetze: </text:span><text:span text:style-name="T3">!(x|y) = !x &amp; !y, !(x&amp;y) = !x | !y</text:span></text:p>
      <text:p text:style-name="P5"><text:span text:style-name="T3"/></text:p>
      <text:p text:style-name="P5"><text:span text:style-name="T3"/></text:p>
      <text:p text:style-name="P6"><text:span text:style-name="T3">A</text:span><text:span text:style-name="T2">ufgabe2</text:span></text:p>
      <text:p text:style-name="P7"><text:span text:style-name="T9">Vereinfachen Sie folgende logische Ausdrücke:</text:span></text:p>
      <text:p text:style-name="P10"><text:span text:style-name="T2">1. (x &lt; 100) | !(x &lt; 200)</text:span></text:p>
      <text:p text:style-name="P10"><text:span text:style-name="T2">2. x &amp; !(y &amp; !(z | y))</text:span></text:p>
      <text:p text:style-name="P10"><text:span text:style-name="T2"/></text:p>
      <text:p text:style-name="P10"><text:span text:style-name="T2">1.(x &lt; 100) | !(x &lt; 200)=(x &lt; 100) | (x &gt; 200)</text:span></text:p>
      <text:p text:style-name="P10"><text:span text:style-name="T2"/></text:p>
      <text:p text:style-name="P11"><text:span text:style-name="T2">2. x &amp; !(y &amp; !(z | y))</text:span><text:span text:style-name="T4">= </text:span><text:span text:style-name="T2">x &amp; (</text:span><text:span text:style-name="T4">!</text:span><text:span text:style-name="T2">y </text:span><text:span text:style-name="T4">|</text:span><text:span text:style-name="T2"> (z | y))</text:span></text:p>
      <text:p text:style-name="P11"><text:span text:style-name="T2"><text:s text:c="38"/></text:span><text:span text:style-name="T4">=</text:span><text:span text:style-name="T2">x &amp; (</text:span><text:span text:style-name="T4">!</text:span><text:span text:style-name="T2">y </text:span><text:span text:style-name="T4">|</text:span><text:span text:style-name="T2"> z | y)</text:span></text:p>
      <text:p text:style-name="P11"><text:span text:style-name="T2"><text:s text:c="39"/></text:span><text:span text:style-name="T5">=</text:span><text:span text:style-name="T2"> x &amp; (</text:span><text:span text:style-name="T4">!</text:span><text:span text:style-name="T2">y </text:span><text:span text:style-name="T4">|</text:span><text:span text:style-name="T2"> </text:span><text:span text:style-name="T4">y</text:span><text:span text:style-name="T2"> | </text:span><text:span text:style-name="T4">z</text:span><text:span text:style-name="T2">)</text:span></text:p>
      <text:p text:style-name="P12"><text:span text:style-name="T2"><text:s text:c="39"/></text:span><text:span text:style-name="T5">=</text:span><text:span text:style-name="T2"> x &amp; (</text:span><text:span text:style-name="T5">1</text:span><text:span text:style-name="T2"> | </text:span><text:span text:style-name="T4">z</text:span><text:span text:style-name="T2">)</text:span></text:p>
      <text:p text:style-name="P12"><text:span text:style-name="T5"><text:s text:c="39"/>=</text:span><text:span text:style-name="T2"> x &amp;</text:span><text:span text:style-name="T5">1</text:span><text:span text:style-name="T2"> </text:span></text:p>
      <text:p text:style-name="P12"><text:span text:style-name="T5"><text:s text:c="39"/>=</text:span><text:span text:style-name="T2"> x</text:span></text:p>
      <text:p text:style-name="P12"><text:span text:style-name="T2"/></text:p>
      <text:p text:style-name="P20"><text:span text:style-name="T2"/></text:p>
      <text:p text:style-name="P20"><text:span text:style-name="T2">Aufgabe 3 :</text:span></text:p>
      <text:p text:style-name="P20"><text:span text:style-name="T10">Für welche ganzzahligen Wertkombinationen der vorkommenden Variablen sind folgende logische Ausdrücke wahr? </text:span></text:p>
      <text:p text:style-name="P20"><text:span text:style-name="T2">1. (x &gt;= y) &amp; (x &lt; 20) &amp; (z &gt;= 8) &amp; (y &gt; z)</text:span></text:p>
      <text:p text:style-name="P23"><text:span text:style-name="T2"><text:s/>alle werten in [8 <text:s/>20[ so dass z&lt;y&lt;=x</text:span></text:p>
      <text:p text:style-name="P23"><text:span text:style-name="T2"/></text:p>
      <text:p text:style-name="P21"><text:span text:style-name="T2">2. (-x &lt;= 5) &amp; (x ist ungerade) &amp; (x &lt; 4)</text:span><text:span text:style-name="T6">=(x&gt;-5)</text:span><text:span text:style-name="T2"> &amp; (x ist ungerade) &amp; (x &lt; 4)</text:span></text:p>
      <text:p text:style-name="P22"><text:span text:style-name="T7"><text:s text:c="70"/>=</text:span><text:span text:style-name="T6">(x&gt;-5)</text:span><text:span text:style-name="T2"> &amp; (x </text:span><text:span text:style-name="T7">=2k+1</text:span><text:span text:style-name="T2">) &amp; (x &lt; 4)</text:span></text:p>
      <text:p text:style-name="P12"><text:span text:style-name="T2"><text:s text:c="71"/></text:span><text:span text:style-name="T7">=[-</text:span><text:span text:style-name="T8">3,-1,1,3</text:span><text:span text:style-name="T7">]</text:span></text:p>
      <text:p text:style-name="P12"><text:span text:style-name="T2"/></text:p>
      <text:p text:style-name="P8"><text:span text:style-name="T2">Aufgabe 4 :</text:span></text:p>
      <text:p text:style-name="P13"><text:span text:style-name="T9">Geben Sie einen logischen Ausdruck an, der anhand einer Jahresangabe j &gt; 0 feststellt, ob das Jahr ein Schaltjahr ist/war. Beachten Sie dabei den Unterschied zwischen Julianischem und Gregorianischem Kalender ab 1582.</text:span></text:p>
      <text:p text:style-name="P13"><text:span text:style-name="T9"/></text:p>
      <text:p text:style-name="P15"><text:soft-page-break/><text:span text:style-name="T9">Ein Jahr ist ein Schaltjahr, wenn die Jahreszahl durch 4 teilbar ist. Ist sie zusätzlich durch 100 teilbar, so ist das Jahr doch kein Schaltjahr. Ist die Jahreszahl aber zusätzlich durch 400 teilbar, so ist das Jahr doch ein Schaltjahr.</text:span></text:p>
      <text:p text:style-name="P15"><text:span text:style-name="T9"/></text:p>
      <text:p text:style-name="P16"><text:span text:style-name="T9">istSchaltjahr = ( ( <text:s text:c="2"/>(jahr % 4) == 0) <text:s/>&amp;&amp; (!((jahr % 100) == 0)))|| ((jahr % 400) == 0);</text:span></text:p>
      <text:p text:style-name="P17"><text:span text:style-name="T9"/></text:p>
      <text:p text:style-name="P14"><text:span text:style-name="T9"><text:s text:c="41"/></text:span></text:p>
      <text:p text:style-name="P18"><text:span text:style-name="T9">Übung 2</text:span></text:p>
      <text:p text:style-name="P19"><text:span text:style-name="T9">Schauen Sie sich an, welche Arten von Infomationen Sie zu Java auf der Webseite finden:</text:span></text:p>
      <text:p text:style-name="P19"><text:a xlink:type="simple" xlink:href="http://download.oracle.com/javase/8/docs/" text:style-name="Internet_20_link" text:visited-style-name="Visited_20_Internet_20_Link"><text:span text:style-name="T9">http://download.oracle.com/javase/8/docs/</text:span></text:a></text:p>
      <text:p text:style-name="P19"><text:span text:style-name="T9"/></text:p>
      <text:p text:style-name="P19"><text:span text:style-name="T9"/></text:p>
      <text:p text:style-name="P19"><text:span text:style-name="T9">ich <text:s/>habe alle API von java da gesehen.</text:span></text:p>
      <text:p text:style-name="P19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08:23:23.895000000</meta:creation-date>
    <dc:date>2015-10-18T10:19:05.691000000</dc:date>
    <meta:editing-duration>PT2H10M39S</meta:editing-duration>
    <meta:editing-cycles>26</meta:editing-cycles>
    <meta:generator>LibreOffice/5.0.1.2$Windows_x86 LibreOffice_project/81898c9f5c0d43f3473ba111d7b351050be20261</meta:generator>
    <meta:document-statistic meta:table-count="0" meta:image-count="0" meta:object-count="0" meta:page-count="2" meta:paragraph-count="33" meta:word-count="325" meta:character-count="2182" meta:non-whitespace-character-count="1399"/>
  </office:meta>
</office:document-meta>
</file>